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03c" officeooo:paragraph-rsid="001dd03c"/>
    </style:style>
    <style:style style:name="P2" style:family="paragraph" style:parent-style-name="Standard">
      <style:text-properties fo:font-weight="bold" officeooo:rsid="001dd03c" officeooo:paragraph-rsid="001dd03c" style:font-weight-asian="bold" style:font-weight-complex="bold"/>
    </style:style>
    <style:style style:name="P3" style:family="paragraph" style:parent-style-name="Standard">
      <style:text-properties fo:font-weight="bold" officeooo:rsid="001ea3a4" officeooo:paragraph-rsid="001ea3a4" style:font-weight-asian="bold" style:font-weight-complex="bold"/>
    </style:style>
    <style:style style:name="P4" style:family="paragraph" style:parent-style-name="Standard">
      <style:text-properties fo:font-weight="bold" officeooo:rsid="001f154a" officeooo:paragraph-rsid="001f154a" style:font-weight-asian="bold" style:font-weight-complex="bold"/>
    </style:style>
    <style:style style:name="P5" style:family="paragraph" style:parent-style-name="Standard">
      <style:text-properties fo:font-weight="bold" officeooo:rsid="00208691" officeooo:paragraph-rsid="00208691" style:font-weight-asian="bold" style:font-weight-complex="bold"/>
    </style:style>
    <style:style style:name="P6" style:family="paragraph" style:parent-style-name="Standard">
      <style:text-properties fo:font-weight="normal" officeooo:rsid="001ea3a4" officeooo:paragraph-rsid="001ea3a4" style:font-weight-asian="normal" style:font-weight-complex="normal"/>
    </style:style>
    <style:style style:name="P7" style:family="paragraph" style:parent-style-name="Standard">
      <style:text-properties fo:font-weight="normal" officeooo:rsid="001f154a" officeooo:paragraph-rsid="001f154a" style:font-weight-asian="normal" style:font-weight-complex="normal"/>
    </style:style>
    <style:style style:name="P8" style:family="paragraph" style:parent-style-name="Standard">
      <style:text-properties fo:font-weight="normal" officeooo:rsid="00208691" officeooo:paragraph-rsid="0020869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NGE</text:p>
      <text:p text:style-name="P1">Shapes found : <text:s/>7</text:p>
      <text:p text:style-name="P1">Moments for shape 1</text:p>
      <text:p text:style-name="P1">Center (4, 33)</text:p>
      <text:p text:style-name="P1">Area 15.0</text:p>
      <text:p text:style-name="P1">mu20 0.0924609053497943</text:p>
      <text:p text:style-name="P1">mu02 0.07037037037036498</text:p>
      <text:p text:style-name="P1">mu11 0.0</text:p>
      <text:p text:style-name="P1">Perimeter 14.485281229019165</text:p>
      <text:p text:style-name="P1">Compactness 1.1131475625057927</text:p>
      <text:p text:style-name="P1">Elogation 0.3456281033549841</text:p>
      <text:p text:style-name="P1">Moments for shape 2</text:p>
      <text:p text:style-name="P1">Center (29, 30)</text:p>
      <text:p text:style-name="P1">Area 16.5</text:p>
      <text:p text:style-name="P1">mu20 0.06689793558481294</text:p>
      <text:p text:style-name="P1">mu02 0.09906533965303758</text:p>
      <text:p text:style-name="P1">mu11 -0.011614461109408626</text:p>
      <text:p text:style-name="P1">Perimeter 15.071067690849304</text:p>
      <text:p text:style-name="P1">Compactness 1.0954542198506352</text:p>
      <text:p text:style-name="P1">Elogation 0.43925699520732503</text:p>
      <text:p text:style-name="P1">Moments for shape 3</text:p>
      <text:p text:style-name="P1">Center (21, 21)</text:p>
      <text:p text:style-name="P1">Area 14.0</text:p>
      <text:p text:style-name="P1">mu20 0.07993197278911254</text:p>
      <text:p text:style-name="P1">mu02 0.07993197278911254</text:p>
      <text:p text:style-name="P1">mu11 0.0</text:p>
      <text:p text:style-name="P1">Perimeter 13.656854152679443</text:p>
      <text:p text:style-name="P1">Compactness 1.0601405419456786</text:p>
      <text:p text:style-name="P1">Elogation 0.0</text:p>
      <text:p text:style-name="P1">Moments for shape 4</text:p>
      <text:p text:style-name="P1">Center (8, 20)</text:p>
      <text:p text:style-name="P1">Area 14.0</text:p>
      <text:p text:style-name="P1">mu20 0.07993197278911544</text:p>
      <text:p text:style-name="P1">mu02 0.07993197278911254</text:p>
      <text:p text:style-name="P1">mu11 0.0</text:p>
      <text:p text:style-name="P1">Perimeter 13.656854152679443</text:p>
      <text:p text:style-name="P1">Compactness 1.0601405419456786</text:p>
      <text:p text:style-name="P1">Elogation 1.34702058990622e-07</text:p>
      <text:p text:style-name="P1">Moments for shape 5</text:p>
      <text:p text:style-name="P1">Center (34, 29)</text:p>
      <text:p text:style-name="P1">Area 429.0</text:p>
      <text:p text:style-name="P1">mu20 0.3165492388192763</text:p>
      <text:p text:style-name="P1">mu02 0.06153080007547224</text:p>
      <text:p text:style-name="P1">mu11 0.10772035328248326</text:p>
      <text:p text:style-name="P1">Perimeter 130.56854152679443</text:p>
      <text:p text:style-name="P1">Compactness 3.1623501094884925</text:p>
      <text:p text:style-name="P1">Elogation 0.6847839213842148</text:p>
      <text:p text:style-name="P1">Moments for shape 6</text:p>
      <text:p text:style-name="P1">Center (13, 7)</text:p>
      <text:p text:style-name="P1"><text:soft-page-break/>Area 14.5</text:p>
      <text:p text:style-name="P1">mu20 0.08348481328103453</text:p>
      <text:p text:style-name="P1">mu02 0.08348481328103291</text:p>
      <text:p text:style-name="P1">mu11 0.015009043238983118</text:p>
      <text:p text:style-name="P1">Perimeter 14.727921724319458</text:p>
      <text:p text:style-name="P1">Compactness 1.190433304090277</text:p>
      <text:p text:style-name="P1">Elongation 0.39036595373421723</text:p>
      <text:p text:style-name="P1">Moments for shape 7</text:p>
      <text:p text:style-name="P1">Center (8, 20)</text:p>
      <text:p text:style-name="P1">Area 219.5</text:p>
      <text:p text:style-name="P1">mu20 0.06455352711255433</text:p>
      <text:p text:style-name="P1">mu02 0.381429839594161</text:p>
      <text:p text:style-name="P1">mu11 -0.1298157128515137</text:p>
      <text:p text:style-name="P1">Perimeter 161.29646337032318</text:p>
      <text:p text:style-name="P1">Compactness 9.432032780832376</text:p>
      <text:p text:style-name="P1">Elogation 0.6919339352739294</text:p>
      <text:p text:style-name="P1"/>
      <text:p text:style-name="P3">Hinges</text:p>
      <text:p text:style-name="P1">Shapes found : <text:s/>6</text:p>
      <text:p text:style-name="P1">Moments for shape 1</text:p>
      <text:p text:style-name="P1">Center (45, 49)</text:p>
      <text:p text:style-name="P1">Area 4.0</text:p>
      <text:p text:style-name="P1">mu20 0.08333333333331439</text:p>
      <text:p text:style-name="P1">mu02 0.08333333333325754</text:p>
      <text:p text:style-name="P1">mu11 0.0</text:p>
      <text:p text:style-name="P1">Perimeter 8.0</text:p>
      <text:p text:style-name="P1">Compactness 1.2732395447351628</text:p>
      <text:p text:style-name="P1">Elongation 5.840038639982836e-07</text:p>
      <text:p text:style-name="P1">Moments for shape 2</text:p>
      <text:p text:style-name="P1">Center (47, 42)</text:p>
      <text:p text:style-name="P1">Area 6.0</text:p>
      <text:p text:style-name="P1">mu20 0.05555555555555555</text:p>
      <text:p text:style-name="P1">mu02 0.125</text:p>
      <text:p text:style-name="P1">mu11 0.0</text:p>
      <text:p text:style-name="P1">Perimeter 10.0</text:p>
      <text:p text:style-name="P1">Compactness 1.3262911924324612</text:p>
      <text:p text:style-name="P1">Elongation 0.5270462766947299</text:p>
      <text:p text:style-name="P1">Moments for shape 3</text:p>
      <text:p text:style-name="P1">Center (29, 41)</text:p>
      <text:p text:style-name="P1">Area 53.0</text:p>
      <text:p text:style-name="P1">mu20 0.3549259157261092</text:p>
      <text:p text:style-name="P1">mu02 0.07394676291316539</text:p>
      <text:p text:style-name="P1">mu11 0.13570225383669052</text:p>
      <text:p text:style-name="P1">Perimeter 42.14213538169861</text:p>
      <text:p text:style-name="P1">Compactness 2.666535330355995</text:p>
      <text:p text:style-name="P1">Elongation 0.6904214424357934</text:p>
      <text:p text:style-name="P1">Moments for shape 4</text:p>
      <text:p text:style-name="P1">Center (28, 35)</text:p>
      <text:p text:style-name="P1">Area 8.5</text:p>
      <text:p text:style-name="P1"><text:soft-page-break/>mu20 0.08306759843500258</text:p>
      <text:p text:style-name="P1">mu02 0.08306759843502777</text:p>
      <text:p text:style-name="P1">mu11 0.009781305832620373</text:p>
      <text:p text:style-name="P1">Perimeter 11.41421353816986</text:p>
      <text:p text:style-name="P1">Compactness 1.2197285698954283</text:p>
      <text:p text:style-name="P1">Elongation 0.32457123474029603</text:p>
      <text:p text:style-name="P1">Moments for shape 5</text:p>
      <text:p text:style-name="P1">Center (22, 32)</text:p>
      <text:p text:style-name="P1">Area 8.0</text:p>
      <text:p text:style-name="P1">mu20 0.0833333333333286</text:p>
      <text:p text:style-name="P1">mu02 0.08333333333331439</text:p>
      <text:p text:style-name="P1">mu11 0.020833333333328596</text:p>
      <text:p text:style-name="P1">Perimeter 10.828427076339722</text:p>
      <text:p text:style-name="P1">Compactness 1.1663553915641325</text:p>
      <text:p text:style-name="P1">Elongation 0.44721359549994266</text:p>
      <text:p text:style-name="P1">Moments for shape 6</text:p>
      <text:p text:style-name="P1">Center (30, 20)</text:p>
      <text:p text:style-name="P1">Area 74.5</text:p>
      <text:p text:style-name="P1">mu20 0.07548876962734336</text:p>
      <text:p text:style-name="P1">mu02 0.30706401794922183</text:p>
      <text:p text:style-name="P1">mu11 -0.11628801814457725</text:p>
      <text:p text:style-name="P1">Perimeter 51.21320307254791</text:p>
      <text:p text:style-name="P1">Compactness 2.801545895242355</text:p>
      <text:p text:style-name="P1">Elongation 0.6795350841613619</text:p>
      <text:p text:style-name="P1"/>
      <text:p text:style-name="P3">Shapes 1</text:p>
      <text:p text:style-name="P6">Shapes found : <text:s/>5</text:p>
      <text:p text:style-name="P6">Moments for shape 1</text:p>
      <text:p text:style-name="P6">Center (41, 100)</text:p>
      <text:p text:style-name="P6">Area 856.5</text:p>
      <text:p text:style-name="P6">mu20 0.11653354147302813</text:p>
      <text:p text:style-name="P6">mu02 0.08105050376576435</text:p>
      <text:p text:style-name="P6">mu11 0.025920526449833337</text:p>
      <text:p text:style-name="P6">Perimeter 139.43859779834747</text:p>
      <text:p text:style-name="P6">Compactness 1.8064618003059207</text:p>
      <text:p text:style-name="P6">Elongation 0.4911668348129967</text:p>
      <text:p text:style-name="P6">Moments for shape 2</text:p>
      <text:p text:style-name="P6">Center (59, 79)</text:p>
      <text:p text:style-name="P6">Area 186.0</text:p>
      <text:p text:style-name="P6">mu20 0.06559001562048403</text:p>
      <text:p text:style-name="P6">mu02 0.3230516045045239</text:p>
      <text:p text:style-name="P6">mu11 0.11014396523489618</text:p>
      <text:p text:style-name="P6">Perimeter 85.94112491607666</text:p>
      <text:p text:style-name="P6">Compactness 3.1599430805213626</text:p>
      <text:p text:style-name="P6">Elongation 0.6824748876852494</text:p>
      <text:p text:style-name="P6">Moments for shape 3</text:p>
      <text:p text:style-name="P6">Center (25, 54)</text:p>
      <text:p text:style-name="P6">Area 1682.5</text:p>
      <text:p text:style-name="P6">mu20 0.06234203128393855</text:p>
      <text:p text:style-name="P6"><text:soft-page-break/>mu02 0.11185961903111974</text:p>
      <text:p text:style-name="P6">mu11 0.018641056473586822</text:p>
      <text:p text:style-name="P6">Perimeter 164.752308011055</text:p>
      <text:p text:style-name="P6">Compactness 1.283802088139468</text:p>
      <text:p text:style-name="P6">Elongation 0.5122849663628394</text:p>
      <text:p text:style-name="P6">Moments for shape 4</text:p>
      <text:p text:style-name="P6">Center (57, 32)</text:p>
      <text:p text:style-name="P6">Area 764.5</text:p>
      <text:p text:style-name="P6">mu20 0.058384659146493496</text:p>
      <text:p text:style-name="P6">mu02 0.13360388899162987</text:p>
      <text:p text:style-name="P6">mu11 0.026361193858997652</text:p>
      <text:p text:style-name="P6">Perimeter 123.63961005210876</text:p>
      <text:p text:style-name="P6">Compactness 1.5912114659528842</text:p>
      <text:p text:style-name="P6">Elongation 0.568871256711881</text:p>
      <text:p text:style-name="P6">Moments for shape 5</text:p>
      <text:p text:style-name="P6">Center (96, 59)</text:p>
      <text:p text:style-name="P6">Area 3233.0</text:p>
      <text:p text:style-name="P6">mu20 0.04878339487946385</text:p>
      <text:p text:style-name="P6">mu02 0.2317225117492772</text:p>
      <text:p text:style-name="P6">mu11 -0.05093551814399461</text:p>
      <text:p text:style-name="P6">Perimeter 348.4507908821106</text:p>
      <text:p text:style-name="P6">Compactness 2.9885968923763135</text:p>
      <text:p text:style-name="P6">Elongation 0.6537721658502534</text:p>
      <text:p text:style-name="P6"/>
      <text:p text:style-name="P3">Shapes 2</text:p>
      <text:p text:style-name="P6">Shapes found : <text:s/>4</text:p>
      <text:p text:style-name="P6">Moments for shape 1</text:p>
      <text:p text:style-name="P6">Center (50, 87)</text:p>
      <text:p text:style-name="P6">Area 834.5</text:p>
      <text:p text:style-name="P6">mu20 0.06707204526621012</text:p>
      <text:p text:style-name="P6">mu02 0.15924019666868128</text:p>
      <text:p text:style-name="P6">mu11 -0.04635727152363894</text:p>
      <text:p text:style-name="P6">Perimeter 143.63960921764374</text:p>
      <text:p text:style-name="P6">Compactness 1.9674886007161685</text:p>
      <text:p text:style-name="P6">Elongation 0.6051044317389114</text:p>
      <text:p text:style-name="P6">Moments for shape 2</text:p>
      <text:p text:style-name="P6">Center (103, 70)</text:p>
      <text:p text:style-name="P6">Area 318.0</text:p>
      <text:p text:style-name="P6">mu20 0.19216250694395964</text:p>
      <text:p text:style-name="P6">mu02 0.06068018653424445</text:p>
      <text:p text:style-name="P6">mu11 0.05168527605065089</text:p>
      <text:p text:style-name="P6">Perimeter 93.4558435678482</text:p>
      <text:p text:style-name="P6">Compactness 2.18562646063281</text:p>
      <text:p text:style-name="P6">Elongation 0.6309743262131283</text:p>
      <text:p text:style-name="P6">Moments for shape 3</text:p>
      <text:p text:style-name="P6">Center (93, 33)</text:p>
      <text:p text:style-name="P6">Area 1649.5</text:p>
      <text:p text:style-name="P6">mu20 0.07692135635636713</text:p>
      <text:p text:style-name="P6">mu02 0.09045329197659385</text:p>
      <text:p text:style-name="P6"><text:soft-page-break/>mu11 0.0014876262338956764</text:p>
      <text:p text:style-name="P6">Perimeter 162.24264061450958</text:p>
      <text:p text:style-name="P6">Compactness 1.2698950444077444</text:p>
      <text:p text:style-name="P6">Elongation 0.27649732315653414</text:p>
      <text:p text:style-name="P6">Moments for shape 4</text:p>
      <text:p text:style-name="P6">Center (51, 34)</text:p>
      <text:p text:style-name="P6">Area 1660.5</text:p>
      <text:p text:style-name="P6">mu20 0.05273832134644186</text:p>
      <text:p text:style-name="P6">mu02 0.1277034634668004</text:p>
      <text:p text:style-name="P6">mu11 0.010041271971969409</text:p>
      <text:p text:style-name="P6">Perimeter 166.95331728458405</text:p>
      <text:p text:style-name="P6">Compactness 1.3357997610872205</text:p>
      <text:p text:style-name="P6">Elongation 0.5484063773544917</text:p>
      <text:p text:style-name="P6"/>
      <text:p text:style-name="P4">Shapes 3</text:p>
      <text:p text:style-name="P7">Shapes found : <text:s/>6</text:p>
      <text:p text:style-name="P7">Moments for shape 1</text:p>
      <text:p text:style-name="P7">Center (74, 83)</text:p>
      <text:p text:style-name="P7">Area 89.5</text:p>
      <text:p text:style-name="P7">mu20 0.04974029337139461</text:p>
      <text:p text:style-name="P7">mu02 0.15186921722403277</text:p>
      <text:p text:style-name="P7">mu11 -0.026523618646497275</text:p>
      <text:p text:style-name="P7">Perimeter 40.870057225227356</text:p>
      <text:p text:style-name="P7">Compactness 1.4851748705293828</text:p>
      <text:p text:style-name="P7">Elongation 0.6028203280519302</text:p>
      <text:p text:style-name="P7">Moments for shape 2</text:p>
      <text:p text:style-name="P7">Center (72, 84)</text:p>
      <text:p text:style-name="P7">Area 581.5</text:p>
      <text:p text:style-name="P7">mu20 0.05465431303756504</text:p>
      <text:p text:style-name="P7">mu02 0.12072635385186561</text:p>
      <text:p text:style-name="P7">mu11 -0.01550350664704495</text:p>
      <text:p text:style-name="P7">Perimeter 93.49747347831726</text:p>
      <text:p text:style-name="P7">Compactness 1.196300178837077</text:p>
      <text:p text:style-name="P7">Elongation 0.5420920394575374</text:p>
      <text:p text:style-name="P7">Moments for shape 3</text:p>
      <text:p text:style-name="P7">Center (41, 83)</text:p>
      <text:p text:style-name="P7">Area 281.0</text:p>
      <text:p text:style-name="P7">mu20 0.07927968819880238</text:p>
      <text:p text:style-name="P7">mu02 0.3404572898326445</text:p>
      <text:p text:style-name="P7">mu11 -0.10322314068996494</text:p>
      <text:p text:style-name="P7">Perimeter 107.25483322143555</text:p>
      <text:p text:style-name="P7">Compactness 3.257748547835472</text:p>
      <text:p text:style-name="P7">Elongation 0.6650745787419455</text:p>
      <text:p text:style-name="P7">Moments for shape 4</text:p>
      <text:p text:style-name="P7">Center (27, 59)</text:p>
      <text:p text:style-name="P7">Area 132.5</text:p>
      <text:p text:style-name="P7">mu20 0.09835216991207504</text:p>
      <text:p text:style-name="P7">mu02 0.680352505759786</text:p>
      <text:p text:style-name="P7">mu11 -0.213478822562699</text:p>
      <text:p text:style-name="P7"><text:soft-page-break/>Perimeter 97.0121921300888</text:p>
      <text:p text:style-name="P7">Compactness 5.652321992970494</text:p>
      <text:p text:style-name="P7">Elongation 0.6935729383142425</text:p>
      <text:p text:style-name="P7">Moments for shape 5</text:p>
      <text:p text:style-name="P7">Center (84, 47)</text:p>
      <text:p text:style-name="P7">Area 283.5</text:p>
      <text:p text:style-name="P7">mu20 0.18006171736528814</text:p>
      <text:p text:style-name="P7">mu02 0.19947674132340198</text:p>
      <text:p text:style-name="P7">mu11 0.028891142463085783</text:p>
      <text:p text:style-name="P7">Perimeter 145.0954531431198</text:p>
      <text:p text:style-name="P7">Compactness 5.909417569821299</text:p>
      <text:p text:style-name="P7">Elongation 0.37199796594248563</text:p>
      <text:p text:style-name="P7">Moments for shape 6</text:p>
      <text:p text:style-name="P7">Center (56, 39)</text:p>
      <text:p text:style-name="P7">Area 438.0</text:p>
      <text:p text:style-name="P7">mu20 0.0419733513502555</text:p>
      <text:p text:style-name="P7">mu02 0.2716838206849555</text:p>
      <text:p text:style-name="P7">mu11 0.009450749748249726</text:p>
      <text:p text:style-name="P7">Perimeter 122.56854152679443</text:p>
      <text:p text:style-name="P7">Compactness 2.729443207258434</text:p>
      <text:p text:style-name="P7">Elongation 0.6508278361917369</text:p>
      <text:p text:style-name="P6"/>
      <text:p text:style-name="P4">Shapes 4</text:p>
      <text:p text:style-name="P7">Shapes found : <text:s/>6</text:p>
      <text:p text:style-name="P7">Moments for shape 1</text:p>
      <text:p text:style-name="P7">Center (71, 86)</text:p>
      <text:p text:style-name="P7">Area 91.5</text:p>
      <text:p text:style-name="P7">mu20 0.04889147644073012</text:p>
      <text:p text:style-name="P7">mu02 0.14993958178875486</text:p>
      <text:p text:style-name="P7">mu11 -0.02357470575979148</text:p>
      <text:p text:style-name="P7">Perimeter 40.870057225227356</text:p>
      <text:p text:style-name="P7">Compactness 1.4527120318292872</text:p>
      <text:p text:style-name="P7">Elongation 0.5994230095482433</text:p>
      <text:p text:style-name="P7">Moments for shape 2</text:p>
      <text:p text:style-name="P7">Center (69, 87)</text:p>
      <text:p text:style-name="P7">Area 586.0</text:p>
      <text:p text:style-name="P7">mu20 0.05399598443794238</text:p>
      <text:p text:style-name="P7">mu02 0.12179736695110192</text:p>
      <text:p text:style-name="P7">mu11 -0.014708469488715313</text:p>
      <text:p text:style-name="P7">Perimeter 94.08326029777527</text:p>
      <text:p text:style-name="P7">Compactness 1.2020353435166935</text:p>
      <text:p text:style-name="P7">Elongation 0.5440454180438618</text:p>
      <text:p text:style-name="P7">Moments for shape 3</text:p>
      <text:p text:style-name="P7">Center (34, 82)</text:p>
      <text:p text:style-name="P7">Area 391.5</text:p>
      <text:p text:style-name="P7">mu20 0.07613985504858706</text:p>
      <text:p text:style-name="P7">mu02 0.09571085049360943</text:p>
      <text:p text:style-name="P7">mu11 -0.005589647039743871</text:p>
      <text:p text:style-name="P7">Perimeter 80.6690468788147</text:p>
      <text:p text:style-name="P7"><text:soft-page-break/>Compactness 1.3227330985754109</text:p>
      <text:p text:style-name="P7">Elongation 0.3405097479394655</text:p>
      <text:p text:style-name="P7">Moments for shape 4</text:p>
      <text:p text:style-name="P7">Center (76, 58)</text:p>
      <text:p text:style-name="P7">Area 2.0</text:p>
      <text:p text:style-name="P7">mu20 0.08333333333303017</text:p>
      <text:p text:style-name="P7">mu02 0.08333333333325754</text:p>
      <text:p text:style-name="P7">mu11 0.0</text:p>
      <text:p text:style-name="P7">Perimeter 5.656854152679443</text:p>
      <text:p text:style-name="P7">Compactness 1.2732395011540298</text:p>
      <text:p text:style-name="P7">Elongation 1.1680077279969655e-06</text:p>
      <text:p text:style-name="P7">Moments for shape 5</text:p>
      <text:p text:style-name="P7">Center (78, 44)</text:p>
      <text:p text:style-name="P7">Area 371.0</text:p>
      <text:p text:style-name="P7">mu20 0.05129253946192563</text:p>
      <text:p text:style-name="P7">mu02 0.13883208743405748</text:p>
      <text:p text:style-name="P7">mu11 -0.012209518409848723</text:p>
      <text:p text:style-name="P7">Perimeter 85.59797871112823</text:p>
      <text:p text:style-name="P7">Compactness 1.5716044336209243</text:p>
      <text:p text:style-name="P7">Elongation 0.5686957466131558</text:p>
      <text:p text:style-name="P7">Moments for shape 6</text:p>
      <text:p text:style-name="P7">Center (54, 42)</text:p>
      <text:p text:style-name="P7">Area 439.0</text:p>
      <text:p text:style-name="P7">mu20 0.041876077433748264</text:p>
      <text:p text:style-name="P7">mu02 0.2685821867531959</text:p>
      <text:p text:style-name="P7">mu11 0.01013871342052501</text:p>
      <text:p text:style-name="P7">Perimeter 120.56854128837585</text:p>
      <text:p text:style-name="P7">Compactness 2.6350789330005417</text:p>
      <text:p text:style-name="P7">Elongation 0.6503956256888345</text:p>
      <text:p text:style-name="P7"/>
      <text:p text:style-name="P5">Keys</text:p>
      <text:p text:style-name="P8">Shapes found : <text:s/>284</text:p>
      <text:p text:style-name="P8"/>
      <text:p text:style-name="P5">Pillset</text:p>
      <text:p text:style-name="P8">Shapes found : <text:s/>13</text:p>
      <text:p text:style-name="P8">Moments for shape 1</text:p>
      <text:p text:style-name="P8">Center (250, 325)</text:p>
      <text:p text:style-name="P8">Area 883.0</text:p>
      <text:p text:style-name="P8">mu20 0.07880401896902389</text:p>
      <text:p text:style-name="P8">mu02 0.08044541799648638</text:p>
      <text:p text:style-name="P8">mu11 -0.00010377633795292489</text:p>
      <text:p text:style-name="P8">Perimeter 110.56854128837585</text:p>
      <text:p text:style-name="P8">Compactness 1.101774185127508</text:p>
      <text:p text:style-name="P8">Elongation 0.1014018949884407</text:p>
      <text:p text:style-name="P8">Moments for shape 2</text:p>
      <text:p text:style-name="P8">Center (101, 238)</text:p>
      <text:p text:style-name="P8">Area 876.5</text:p>
      <text:p text:style-name="P8">mu20 0.0822077949805792</text:p>
      <text:p text:style-name="P8">mu02 0.07711873561468441</text:p>
      <text:p text:style-name="P8"><text:soft-page-break/>mu11 -0.0003952902596230656</text:p>
      <text:p text:style-name="P8">Perimeter 111.15432798862457</text:p>
      <text:p text:style-name="P8">Compactness 1.1217368067699638</text:p>
      <text:p text:style-name="P8">Elongation 0.17695212454534823</text:p>
      <text:p text:style-name="P8">Moments for shape 3</text:p>
      <text:p text:style-name="P8">Center (116, 176)</text:p>
      <text:p text:style-name="P8">Area 180.0</text:p>
      <text:p text:style-name="P8">mu20 1.4554869684499234</text:p>
      <text:p text:style-name="P8">mu02 0.07213944139614425</text:p>
      <text:p text:style-name="P8">mu11 0.1307041609510607</text:p>
      <text:p text:style-name="P8">Perimeter 141.39696836471558</text:p>
      <text:p text:style-name="P8">Compactness 8.838891990326646</text:p>
      <text:p text:style-name="P8">Elongation 0.6925278963588497</text:p>
      <text:p text:style-name="P8">Moments for shape 4</text:p>
      <text:p text:style-name="P8">Center (151, 167)</text:p>
      <text:p text:style-name="P8">Area 16.0</text:p>
      <text:p text:style-name="P8">mu20 0.10677083333325754</text:p>
      <text:p text:style-name="P8">mu02 0.10677083333325754</text:p>
      <text:p text:style-name="P8">mu11 -0.0703125</text:p>
      <text:p text:style-name="P8">Perimeter 16.485280990600586</text:p>
      <text:p text:style-name="P8">Compactness 1.3516456823486132</text:p>
      <text:p text:style-name="P8">Elongation 0.6301260378127392</text:p>
      <text:p text:style-name="P8">Moments for shape 5</text:p>
      <text:p text:style-name="P8">Center (272, 207)</text:p>
      <text:p text:style-name="P8">Area 16935.0</text:p>
      <text:p text:style-name="P8">mu20 0.11129332545190648</text:p>
      <text:p text:style-name="P8">mu02 0.06264400827132761</text:p>
      <text:p text:style-name="P8">mu11 -0.004019906060930999</text:p>
      <text:p text:style-name="P8">Perimeter 542.2253956794739</text:p>
      <text:p text:style-name="P8">Compactness 1.3815437538482163</text:p>
      <text:p text:style-name="P8">Elongation 0.4699715049596495</text:p>
      <text:p text:style-name="P8">Moments for shape 6</text:p>
      <text:p text:style-name="P8">Center (431, 165)</text:p>
      <text:p text:style-name="P8">Area 3032.5</text:p>
      <text:p text:style-name="P8">mu20 0.07353051422228996</text:p>
      <text:p text:style-name="P8">mu02 0.13412960683422218</text:p>
      <text:p text:style-name="P8">mu11 0.053906740034797423</text:p>
      <text:p text:style-name="P8">Perimeter 301.2619730234146</text:p>
      <text:p text:style-name="P8">Compactness 2.3816501057599724</text:p>
      <text:p text:style-name="P8">Elongation 0.6109552581390368</text:p>
      <text:p text:style-name="P8">Moments for shape 7</text:p>
      <text:p text:style-name="P8">Center (334, 113)</text:p>
      <text:p text:style-name="P8">Area 43.0</text:p>
      <text:p text:style-name="P8">mu20 0.7986445637906383</text:p>
      <text:p text:style-name="P8">mu02 0.1921979616049968</text:p>
      <text:p text:style-name="P8">mu11 -0.37683159973333336</text:p>
      <text:p text:style-name="P8">Perimeter 55.79898953437805</text:p>
      <text:p text:style-name="P8">Compactness 5.762014530143648</text:p>
      <text:p text:style-name="P8">Elongation 0.7028542559908323</text:p>
      <text:p text:style-name="P8"><text:soft-page-break/>Moments for shape 8</text:p>
      <text:p text:style-name="P8">Center (304, 115)</text:p>
      <text:p text:style-name="P8">Area 75.0</text:p>
      <text:p text:style-name="P8">mu20 1.3303857777775991</text:p>
      <text:p text:style-name="P8">mu02 0.13726281481480435</text:p>
      <text:p text:style-name="P8">mu11 0.38352059259257393</text:p>
      <text:p text:style-name="P8">Perimeter 84.62741661071777</text:p>
      <text:p text:style-name="P8">Compactness 7.598905429936884</text:p>
      <text:p text:style-name="P8">Elongation 0.7010492522283689</text:p>
      <text:p text:style-name="P8">Moments for shape 9</text:p>
      <text:p text:style-name="P8">Center (283, 103)</text:p>
      <text:p text:style-name="P8">Area 8.0</text:p>
      <text:p text:style-name="P8">mu20 0.08333333333212067</text:p>
      <text:p text:style-name="P8">mu02 0.08333333333325754</text:p>
      <text:p text:style-name="P8">mu11 0.02083333333303017</text:p>
      <text:p text:style-name="P8">Perimeter 10.828427076339722</text:p>
      <text:p text:style-name="P8">Compactness 1.1663553915641325</text:p>
      <text:p text:style-name="P8">Elongation 0.44721359549873774</text:p>
      <text:p text:style-name="P8">Moments for shape 10</text:p>
      <text:p text:style-name="P8">Center (352, 100)</text:p>
      <text:p text:style-name="P8">Area 21.0</text:p>
      <text:p text:style-name="P8">mu20 0.17681675844946176</text:p>
      <text:p text:style-name="P8">mu02 0.17681675844939576</text:p>
      <text:p text:style-name="P8">mu11 -0.15206241226636816</text:p>
      <text:p text:style-name="P8">Perimeter 23.313708305358887</text:p>
      <text:p text:style-name="P8">Compactness 2.0596506252295748</text:p>
      <text:p text:style-name="P8">Elongation 0.6799746990863849</text:p>
      <text:p text:style-name="P8">Moments for shape 11</text:p>
      <text:p text:style-name="P8">Center (108, 112)</text:p>
      <text:p text:style-name="P8">Area 711.0</text:p>
      <text:p text:style-name="P8">mu20 1.971504017075397</text:p>
      <text:p text:style-name="P8">mu02 0.8554490191009586</text:p>
      <text:p text:style-name="P8">mu11 -0.0776725458744071</text:p>
      <text:p text:style-name="P8">Perimeter 489.3036046028137</text:p>
      <text:p text:style-name="P8">Compactness 26.79645636200784</text:p>
      <text:p text:style-name="P8">Elongation 0.5338517173224004</text:p>
      <text:p text:style-name="P8">Moments for shape 12</text:p>
      <text:p text:style-name="P8">Center (277, 85)</text:p>
      <text:p text:style-name="P8">Area 49.0</text:p>
      <text:p text:style-name="P8">mu20 0.01892706270375037</text:p>
      <text:p text:style-name="P8">mu02 1.000468908929662</text:p>
      <text:p text:style-name="P8">mu11 0.0006452810194968604</text:p>
      <text:p text:style-name="P8">Perimeter 55.31370830535889</text:p>
      <text:p text:style-name="P8">Compactness 4.968892558940523</text:p>
      <text:p text:style-name="P8">Elongation 0.7003864077227889</text:p>
      <text:p text:style-name="P8">Moments for shape 13</text:p>
      <text:p text:style-name="P8">Center (340, 58)</text:p>
      <text:p text:style-name="P8">Area 162.0</text:p>
      <text:p text:style-name="P8">mu20 1.6583154926887338</text:p>
      <text:p text:style-name="P8"><text:soft-page-break/>mu02 1.193104396819215</text:p>
      <text:p text:style-name="P8">mu11 1.2244227839967186</text:p>
      <text:p text:style-name="P8">Perimeter 177.39696836471558</text:p>
      <text:p text:style-name="P8">Compactness 15.458505640164486</text:p>
      <text:p text:style-name="P8">Elongation 0.6829583699121953</text:p>
      <text:p text:style-name="P8"/>
      <text:p text:style-name="P5">Coins</text:p>
      <text:p text:style-name="P8">Shapes found : <text:s/>16</text:p>
      <text:p text:style-name="P8">Moments for shape 1</text:p>
      <text:p text:style-name="P8">Center (119, 207)</text:p>
      <text:p text:style-name="P8">Area 2651.5</text:p>
      <text:p text:style-name="P8">mu20 0.08236710326422093</text:p>
      <text:p text:style-name="P8">mu02 0.07729340619427144</text:p>
      <text:p text:style-name="P8">mu11 -0.0027821620816834867</text:p>
      <text:p text:style-name="P8">Perimeter 199.9238806962967</text:p>
      <text:p text:style-name="P8">Compactness 1.1995762286372873</text:p>
      <text:p text:style-name="P8">Elongation 0.2122254869228236</text:p>
      <text:p text:style-name="P8">Moments for shape 2</text:p>
      <text:p text:style-name="P8">Center (235, 172)</text:p>
      <text:p text:style-name="P8">Area 1822.0</text:p>
      <text:p text:style-name="P8">mu20 0.0837512233053824</text:p>
      <text:p text:style-name="P8">mu02 0.07569281589147123</text:p>
      <text:p text:style-name="P8">mu11 1.3756219198460037e-05</text:p>
      <text:p text:style-name="P8">Perimeter 160.36753058433533</text:p>
      <text:p text:style-name="P8">Compactness 1.1232453953224997</text:p>
      <text:p text:style-name="P8">Elongation 0.219338686036211</text:p>
      <text:p text:style-name="P8">Moments for shape 3</text:p>
      <text:p text:style-name="P8">Center (168, 130)</text:p>
      <text:p text:style-name="P8">Area 4.0</text:p>
      <text:p text:style-name="P8">mu20 0.10416666666606034</text:p>
      <text:p text:style-name="P8">mu02 0.0625</text:p>
      <text:p text:style-name="P8">mu11 0.0</text:p>
      <text:p text:style-name="P8">Perimeter 7.656854152679443</text:p>
      <text:p text:style-name="P8">Compactness 1.166355372497387</text:p>
      <text:p text:style-name="P8">Elongation 0.4472135954980056</text:p>
      <text:p text:style-name="P8">Moments for shape 4</text:p>
      <text:p text:style-name="P8">Center (160, 130)</text:p>
      <text:p text:style-name="P8">Area 4.0</text:p>
      <text:p text:style-name="P8">mu20 0.10416666666606034</text:p>
      <text:p text:style-name="P8">mu02 0.0625</text:p>
      <text:p text:style-name="P8">mu11 0.0</text:p>
      <text:p text:style-name="P8">Perimeter 7.656854152679443</text:p>
      <text:p text:style-name="P8">Compactness 1.166355372497387</text:p>
      <text:p text:style-name="P8">Elongation 0.4472135954980056</text:p>
      <text:p text:style-name="P8">Moments for shape 5</text:p>
      <text:p text:style-name="P8">Center (104, 124)</text:p>
      <text:p text:style-name="P8">Area 2.0</text:p>
      <text:p text:style-name="P8">mu20 0.08333333333303017</text:p>
      <text:p text:style-name="P8">mu02 0.08333333333303017</text:p>
      <text:p text:style-name="P8"><text:soft-page-break/>mu11 0.0</text:p>
      <text:p text:style-name="P8">Perimeter 5.656854152679443</text:p>
      <text:p text:style-name="P8">Compactness 1.2732395011540298</text:p>
      <text:p text:style-name="P8">Elongation 0.0</text:p>
      <text:p text:style-name="P8">Moments for shape 6</text:p>
      <text:p text:style-name="P8">Center (103, 123)</text:p>
      <text:p text:style-name="P8">Area 2.0</text:p>
      <text:p text:style-name="P8">mu20 0.08333333333303017</text:p>
      <text:p text:style-name="P8">mu02 0.08333333333303017</text:p>
      <text:p text:style-name="P8">mu11 0.0</text:p>
      <text:p text:style-name="P8">Perimeter 5.656854152679443</text:p>
      <text:p text:style-name="P8">Compactness 1.2732395011540298</text:p>
      <text:p text:style-name="P8">Elongation 0.0</text:p>
      <text:p text:style-name="P8">Moments for shape 7</text:p>
      <text:p text:style-name="P8">Center (95, 144)</text:p>
      <text:p text:style-name="P8">Area 2560.5</text:p>
      <text:p text:style-name="P8">mu20 0.08453090001014125</text:p>
      <text:p text:style-name="P8">mu02 0.07519984064807912</text:p>
      <text:p text:style-name="P8">mu11 -0.0005608995329581637</text:p>
      <text:p text:style-name="P8">Perimeter 191.0954532623291</text:p>
      <text:p text:style-name="P8">Compactness 1.1349221282967878</text:p>
      <text:p text:style-name="P8">Elongation 0.23572978868294114</text:p>
      <text:p text:style-name="P8">Moments for shape 8</text:p>
      <text:p text:style-name="P8">Center (45, 97)</text:p>
      <text:p text:style-name="P8">Area 4.0</text:p>
      <text:p text:style-name="P8">mu20 0.10416666666662877</text:p>
      <text:p text:style-name="P8">mu02 0.0625</text:p>
      <text:p text:style-name="P8">mu11 0.0</text:p>
      <text:p text:style-name="P8">Perimeter 7.656854152679443</text:p>
      <text:p text:style-name="P8">Compactness 1.166355372497387</text:p>
      <text:p text:style-name="P8">Elongation 0.4472135954998359</text:p>
      <text:p text:style-name="P8">Moments for shape 9</text:p>
      <text:p text:style-name="P8">Center (173, 119)</text:p>
      <text:p text:style-name="P8">Area 2503.0</text:p>
      <text:p text:style-name="P8">mu20 0.08260830353399118</text:p>
      <text:p text:style-name="P8">mu02 0.07687995978383595</text:p>
      <text:p text:style-name="P8">mu11 -0.00023745427705679082</text:p>
      <text:p text:style-name="P8">Perimeter 190.50966572761536</text:p>
      <text:p text:style-name="P8">Compactness 1.1538870953102465</text:p>
      <text:p text:style-name="P8">Elongation 0.18651147573724675</text:p>
      <text:p text:style-name="P8">Moments for shape 10</text:p>
      <text:p text:style-name="P8">Center (111, 80)</text:p>
      <text:p text:style-name="P8">Area 2.0</text:p>
      <text:p text:style-name="P8">mu20 0.08333333333303017</text:p>
      <text:p text:style-name="P8">mu02 0.08333333333303017</text:p>
      <text:p text:style-name="P8">mu11 0.0</text:p>
      <text:p text:style-name="P8">Perimeter 5.656854152679443</text:p>
      <text:p text:style-name="P8">Compactness 1.2732395011540298</text:p>
      <text:p text:style-name="P8">Elongation 0.0</text:p>
      <text:p text:style-name="P8"><text:soft-page-break/>Moments for shape 11</text:p>
      <text:p text:style-name="P8">Center (264, 101)</text:p>
      <text:p text:style-name="P8">Area 1797.5</text:p>
      <text:p text:style-name="P8">mu20 0.08382767474898468</text:p>
      <text:p text:style-name="P8">mu02 0.07562067906931888</text:p>
      <text:p text:style-name="P8">mu11 -0.000894468263272744</text:p>
      <text:p text:style-name="P8">Perimeter 158.6101713180542</text:p>
      <text:p text:style-name="P8">Compactness 1.1137386862566114</text:p>
      <text:p text:style-name="P8">Elongation 0.2237040754671143</text:p>
      <text:p text:style-name="P8">Moments for shape 12</text:p>
      <text:p text:style-name="P8">Center (36, 105)</text:p>
      <text:p text:style-name="P8">Area 2569.5</text:p>
      <text:p text:style-name="P8">mu20 0.08428058703268261</text:p>
      <text:p text:style-name="P8">mu02 0.07527317144448617</text:p>
      <text:p text:style-name="P8">mu11 -0.002745414101763805</text:p>
      <text:p text:style-name="P8">Perimeter 189.09545230865479</text:p>
      <text:p text:style-name="P8">Compactness 1.1073978667875675</text:p>
      <text:p text:style-name="P8">Elongation 0.24902972221564662</text:p>
      <text:p text:style-name="P8">Moments for shape 13</text:p>
      <text:p text:style-name="P8">Center (113, 83)</text:p>
      <text:p text:style-name="P8">Area 484.5</text:p>
      <text:p text:style-name="P8">mu20 0.15648135329536458</text:p>
      <text:p text:style-name="P8">mu02 0.07717960005324659</text:p>
      <text:p text:style-name="P8">mu11 0.02098473184713046</text:p>
      <text:p text:style-name="P8">Perimeter 163.8406196832657</text:p>
      <text:p text:style-name="P8">Compactness 4.408994107397737</text:p>
      <text:p text:style-name="P8">Elongation 0.5267354350992869</text:p>
      <text:p text:style-name="P8">Moments for shape 14</text:p>
      <text:p text:style-name="P8">Center (215, 69)</text:p>
      <text:p text:style-name="P8">Area 2468.5</text:p>
      <text:p text:style-name="P8">mu20 0.08352706916988918</text:p>
      <text:p text:style-name="P8">mu02 0.07590914520339896</text:p>
      <text:p text:style-name="P8">mu11 -0.0015842773830414768</text:p>
      <text:p text:style-name="P8">Perimeter 185.9238805770874</text:p>
      <text:p text:style-name="P8">Compactness 1.1143647223651068</text:p>
      <text:p text:style-name="P8">Elongation 0.22181630550309184</text:p>
      <text:p text:style-name="P8">Moments for shape 15</text:p>
      <text:p text:style-name="P8">Center (55, 48)</text:p>
      <text:p text:style-name="P8">Area 1787.0</text:p>
      <text:p text:style-name="P8">mu20 0.08417165914041085</text:p>
      <text:p text:style-name="P8">mu02 0.07531417864530848</text:p>
      <text:p text:style-name="P8">mu11 -0.0012028830639480874</text:p>
      <text:p text:style-name="P8">Perimeter 158.36753129959106</text:p>
      <text:p text:style-name="P8">Compactness 1.1168577883513742</text:p>
      <text:p text:style-name="P8">Elongation 0.23327680227265538</text:p>
      <text:p text:style-name="P8">Moments for shape 16</text:p>
      <text:p text:style-name="P8">Center (147, 33)</text:p>
      <text:p text:style-name="P8">Area 2434.0</text:p>
      <text:p text:style-name="P8">mu20 0.08377426799408655</text:p>
      <text:p text:style-name="P8"><text:soft-page-break/>mu02 0.07566591128623228</text:p>
      <text:p text:style-name="P8">mu11 -0.001286248864708218</text:p>
      <text:p text:style-name="P8">Perimeter 184.5096663236618</text:p>
      <text:p text:style-name="P8">Compactness 1.113032405914737</text:p>
      <text:p text:style-name="P8">Elongation 0.22505751460290227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06:26.256153315</meta:creation-date>
    <meta:generator>LibreOffice/6.0.7.3$Linux_X86_64 LibreOffice_project/00m0$Build-3</meta:generator>
    <dc:date>2019-04-23T15:46:34.786479062</dc:date>
    <meta:editing-duration>PT9M15S</meta:editing-duration>
    <meta:editing-cycles>1</meta:editing-cycles>
    <meta:document-statistic meta:table-count="0" meta:image-count="0" meta:object-count="0" meta:page-count="13" meta:paragraph-count="585" meta:word-count="1372" meta:character-count="12687" meta:non-whitespace-character-count="11891"/>
  </office:meta>
</office:document-meta>
</file>